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d7979"/>
    </style:style>
    <style:style style:name="P2" style:family="paragraph" style:parent-style-name="Standard">
      <style:text-properties officeooo:rsid="000e8bbd" officeooo:paragraph-rsid="000e8bbd"/>
    </style:style>
    <style:style style:name="P3" style:family="paragraph" style:parent-style-name="Standard">
      <style:text-properties officeooo:rsid="00181093" officeooo:paragraph-rsid="00181093"/>
    </style:style>
    <style:style style:name="P4" style:family="paragraph" style:parent-style-name="Standard">
      <style:text-properties officeooo:rsid="00189016" officeooo:paragraph-rsid="00189016"/>
    </style:style>
    <style:style style:name="P5" style:family="paragraph" style:parent-style-name="Standard">
      <style:text-properties officeooo:rsid="001a253f" officeooo:paragraph-rsid="001a253f"/>
    </style:style>
    <style:style style:name="P6" style:family="paragraph" style:parent-style-name="Standard">
      <style:text-properties officeooo:rsid="001b1b82" officeooo:paragraph-rsid="001b1b82"/>
    </style:style>
    <style:style style:name="P7" style:family="paragraph" style:parent-style-name="Standard">
      <style:text-properties officeooo:rsid="001c4b3a" officeooo:paragraph-rsid="001c4b3a"/>
    </style:style>
    <style:style style:name="P8" style:family="paragraph" style:parent-style-name="Standard">
      <style:text-properties officeooo:rsid="001dc459" officeooo:paragraph-rsid="001dc459"/>
    </style:style>
    <style:style style:name="P9" style:family="paragraph" style:parent-style-name="Standard">
      <style:text-properties officeooo:rsid="00206525" officeooo:paragraph-rsid="00206525"/>
    </style:style>
    <style:style style:name="P10" style:family="paragraph" style:parent-style-name="Standard">
      <style:text-properties officeooo:rsid="0024cdc3" officeooo:paragraph-rsid="0024cdc3"/>
    </style:style>
    <style:style style:name="P11" style:family="paragraph" style:parent-style-name="Standard">
      <style:text-properties officeooo:rsid="0026a69a" officeooo:paragraph-rsid="0026a69a"/>
    </style:style>
    <style:style style:name="T1" style:family="text">
      <style:text-properties officeooo:rsid="00206dd1"/>
    </style:style>
    <style:style style:name="T2" style:family="text">
      <style:text-properties officeooo:rsid="000d7979"/>
    </style:style>
    <style:style style:name="T3" style:family="text">
      <style:text-properties officeooo:rsid="00130153"/>
    </style:style>
    <style:style style:name="T4" style:family="text">
      <style:text-properties officeooo:rsid="00147427"/>
    </style:style>
    <style:style style:name="T5" style:family="text">
      <style:text-properties officeooo:rsid="000f77ab"/>
    </style:style>
    <style:style style:name="T6" style:family="text">
      <style:text-properties officeooo:rsid="0015fdb4"/>
    </style:style>
    <style:style style:name="T7" style:family="text">
      <style:text-properties officeooo:rsid="00115c73"/>
    </style:style>
    <style:style style:name="T8" style:family="text">
      <style:text-properties officeooo:rsid="0017c481"/>
    </style:style>
    <style:style style:name="T9" style:family="text">
      <style:text-properties style:text-position="super 58%"/>
    </style:style>
    <style:style style:name="T10" style:family="text">
      <style:text-properties officeooo:rsid="001e809f"/>
    </style:style>
    <style:style style:name="T11" style:family="text">
      <style:text-properties officeooo:rsid="00201f2a"/>
    </style:style>
    <style:style style:name="T12" style:family="text">
      <style:text-properties officeooo:rsid="00221b1c"/>
    </style:style>
    <style:style style:name="T13" style:family="text">
      <style:text-properties officeooo:rsid="00234176"/>
    </style:style>
    <style:style style:name="T14" style:family="text">
      <style:text-properties officeooo:rsid="00237f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1</text:span><text:span text:style-name="T2">2</text:span> Assignment</text:p>
      <text:p text:style-name="P1"><text:span text:style-name="T1">April </text:span><text:span text:style-name="T2">22</text:span>, 2025</text:p>
      <text:p text:style-name="P2"/>
      <text:p text:style-name="P2">Part 1</text:p>
      <text:p text:style-name="P2">I used a Ubuntu 18.04 VM and installed Wireshark through the Ubuntu Store. I performed <text:span text:style-name="T3">multiple </text:span>packet capture<text:span text:style-name="T3">s. </text:span>I had initially tried one packet capture <text:span text:style-name="T4">visiting the required websites and running ping and traceroute, </text:span>but the capture had too many addresses and background <text:span text:style-name="T5">noise</text:span> to determine which connections and addresses were visited as part of one website <text:span text:style-name="T6">visit</text:span><text:span text:style-name="T7"> </text:span>vs another. <text:span text:style-name="T8">I then ran packet captures for each website visit and ping and traceroute individually. </text:span></text:p>
      <text:p text:style-name="P1"/>
      <text:p text:style-name="P1">Part 2: </text:p>
      <text:p text:style-name="P1">1. What IP protocols did you observe in your traffic sample? Provide a chart indicating the</text:p>
      <text:p text:style-name="P1">relative byte and packet volume for each protocol present. Note any protocols</text:p>
      <text:p text:style-name="P1">that you were not expecting to see &amp; explain what those protocols do.</text:p>
      <text:p text:style-name="P1"/>
      <text:p text:style-name="P3">In the packet capture where I ran all tasks, I sorted the statistics view by packets and then by bytes to analyze the amounts of traffic from different protocols.</text:p>
      <text:p text:style-name="P3"/>
      <text:p text:style-name="P4">Figure 1: Statistics by packet volume</text:p>
      <text:p text:style-name="P4"/>
      <text:p text:style-name="P4">Figure 2: Statistics by bytes</text:p>
      <text:p text:style-name="P1"/>
      <text:p text:style-name="P1">2. Filter your traffic capture to only TCP traffic to or from port 80 and answer the following</text:p>
      <text:p text:style-name="P1">questions for each web site you visited:</text:p>
      <text:p text:style-name="P1">a. How many TCP/IP sessions did your computer make to connect to each site?</text:p>
      <text:p text:style-name="P1"/>
      <text:p text:style-name="P5">Each website visit connected to several domains on port 80 by TCP, and many more connections occurred over other ports like DNS on port 53, HTTPS traffic on 443, and other traffic on non standard ports. I used Wireshark’s connections view to filter and show only tcp traffic on port 80.</text:p>
      <text:p text:style-name="P5"/>
      <text:p text:style-name="P6">Figures 3-8: Website TCP port 80 connections</text:p>
      <text:p text:style-name="P1"/>
      <text:p text:style-name="P1">b. What TCP options (if any, i.e., MSS, NOP, Window Scale, SACK) were used for the</text:p>
      <text:p text:style-name="P1">connection to the web server (i.e. cnn, foxnews)?</text:p>
      <text:p text:style-name="P1"/>
      <text:p text:style-name="P7">I examined the SYN packet flags to look for TCP options where I saw that certain websites used</text:p>
      <text:p text:style-name="P1"/>
      <text:p text:style-name="P1">c. How many IP addresses did your system connect to after making a</text:p>
      <text:p text:style-name="P1">request to the website?</text:p>
      <text:p text:style-name="P1"/>
      <text:p text:style-name="P8">For each of the websites, there was a lot of traffic to CDNs, Google, AWS, advertisers, and other 3<text:span text:style-name="T9">rd</text:span> party domains. <text:span text:style-name="T10">For each of the website captures I looked at the unfiltered list of tcp port 80 traffic which was only a small portion of the total number of connections. I counted up the filtered results to find the number of unique IP addresses in </text:span><text:span text:style-name="T11">each </text:span><text:span text:style-name="T10">capture.</text:span></text:p>
      <text:p text:style-name="P1"/>
      <text:p text:style-name="P1">3. Using Excel, GNUPlot, or R develop two histograms per website visited: a.) the bytes</text:p>
      <text:p text:style-name="P1">per packet for traffic going to the webservers you visited and b.) the bytes per packet for</text:p>
      <text:p text:style-name="P1"><text:soft-page-break/>traffic coming back from the webservers you visited. In these histograms, the x- axis</text:p>
      <text:p text:style-name="P1">should be the size of the packets and the y- axis should be the number of packets. Your</text:p>
      <text:p text:style-name="P1">images should have descriptive axis labels, a title, and NO grid lines. Compare and</text:p>
      <text:p text:style-name="P1">contrast the results. What can be said about the;</text:p>
      <text:p text:style-name="P1">size of your web request and the size of the webservers response? How</text:p>
      <text:p text:style-name="P1">do the response sizes from each of the sites compare?</text:p>
      <text:p text:style-name="P1"/>
      <text:p text:style-name="P9">I filtered the results in wireshark to include tcp port 80 and 443 traffic and exported the results as a csv that I brought into R to create the histograms for traffic coming to or going from the host to the webservers <text:span text:style-name="T12">captured during the website loading. </text:span><text:span text:style-name="T13">Using </text:span><text:span text:style-name="T14">only tcp</text:span><text:span text:style-name="T13"> traffic on port 80 and 443, lots of the </text:span><text:span text:style-name="T14">other</text:span><text:span text:style-name="T13"> connections that sent a majority of the data were excluded such as all the UDP traffic on ephemeral ports that probably sent over the looping ad videos and other resources.</text:span></text:p>
      <text:p text:style-name="P1"/>
      <text:p text:style-name="P1">4. Isolate the packets in your capture that came from the ping and traceroute</text:p>
      <text:p text:style-name="P1">conducted in Part 1, Step 3 and answer the following:</text:p>
      <text:p text:style-name="P1">a. What is the round trip time from the Google server you connected with and</text:p>
      <text:p text:style-name="P1">you? Support your answer.</text:p>
      <text:p text:style-name="P1"/>
      <text:p text:style-name="P10">Using the packet timing between requests, I can infer by adding up the intervals that the round trip time between the Google server and my host is </text:p>
      <text:p text:style-name="P1"/>
      <text:p text:style-name="P1">b. How many routers are between you and Google site? Support your answer.</text:p>
      <text:p text:style-name="P1"/>
      <text:p text:style-name="P11">There are an unknown number of routers between my host and Google because the traceroute showed that the maximum number of hops was exceeded.</text:p>
      <text:p text:style-name="P11"/>
      <text:p text:style-name="P11"/>
      <text:p text:style-name="P1">c. List the routers between you and the Google sit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2T17:23:51.394636000</meta:creation-date>
    <dc:date>2025-04-22T17:59:00.582386000</dc:date>
    <meta:editing-duration>PT34M56S</meta:editing-duration>
    <meta:editing-cycles>24</meta:editing-cycles>
    <meta:generator>LibreOffice/25.2.0.3$MacOSX_AARCH64 LibreOffice_project/e1cf4a87eb02d755bce1a01209907ea5ddc8f069</meta:generator>
    <meta:document-statistic meta:table-count="0" meta:image-count="0" meta:object-count="0" meta:page-count="2" meta:paragraph-count="41" meta:word-count="711" meta:character-count="3987" meta:non-whitespace-character-count="3314"/>
  </office:meta>
</office:document-meta>
</file>